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0b68a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paragraph-rsid="0ff397b4"/>
    </style:style>
    <style:style style:name="P83" style:family="paragraph" style:parent-style-name="Standard">
      <style:text-properties officeooo:paragraph-rsid="0ff3c339"/>
    </style:style>
    <style:style style:name="P84" style:family="paragraph" style:parent-style-name="Standard">
      <style:text-properties officeooo:paragraph-rsid="0ff658a1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c8b5238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c21b9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text-align="center" style:justify-single-word="false"/>
      <style:text-properties officeooo:paragraph-rsid="1032d702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paragraph-properties fo:text-align="center" style:justify-single-word="false"/>
      <style:text-properties officeooo:paragraph-rsid="0e0bda5c"/>
    </style:style>
    <style:style style:name="P95" style:family="paragraph" style:parent-style-name="Standard">
      <style:paragraph-properties fo:text-align="center" style:justify-single-word="false"/>
      <style:text-properties officeooo:paragraph-rsid="10b9c618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b1938e"/>
    </style:style>
    <style:style style:name="P100" style:family="paragraph" style:parent-style-name="Standard">
      <style:text-properties officeooo:paragraph-rsid="10b3a638"/>
    </style:style>
    <style:style style:name="P101" style:family="paragraph" style:parent-style-name="Standard">
      <style:text-properties officeooo:paragraph-rsid="10b601b0"/>
    </style:style>
    <style:style style:name="P102" style:family="paragraph" style:parent-style-name="Standard">
      <style:text-properties officeooo:paragraph-rsid="10bbbb58"/>
    </style:style>
    <style:style style:name="P103" style:family="paragraph" style:parent-style-name="Standard">
      <style:text-properties officeooo:paragraph-rsid="10bc5bd9"/>
    </style:style>
    <style:style style:name="P10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5" style:family="paragraph" style:parent-style-name="Standard" style:list-style-name="L1">
      <style:paragraph-properties fo:break-before="page"/>
      <style:text-properties officeooo:paragraph-rsid="0fd655f2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6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font-size="10pt" style:font-size-asian="10pt" style:font-size-complex="10pt"/>
    </style:style>
    <style:style style:name="T23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1" style:family="text">
      <style:text-properties style:text-line-through-style="none" style:text-line-through-type="none" style:font-name="Liberation Sans" style:text-underline-style="none" officeooo:rsid="0b0f3a36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language="en" fo:country="GB" style:text-underline-style="none"/>
    </style:style>
    <style:style style:name="T256" style:family="text">
      <style:text-properties style:font-name="Liberation Mono" fo:font-size="11pt" style:font-size-asian="11pt" style:font-size-complex="11pt"/>
    </style:style>
    <style:style style:name="T257" style:family="text">
      <style:text-properties style:font-name="Liberation Mono" fo:font-size="8pt" style:font-size-asian="8pt" style:font-size-complex="8pt" loext:padding="0.049cm" loext:border="0.31pt solid #000000"/>
    </style:style>
    <style:style style:name="T25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9" style:family="text">
      <style:text-properties officeooo:rsid="102b859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1035cc54" style:font-weight-asian="bold" style:font-weight-complex="bold"/>
    </style:style>
    <style:style style:name="T262" style:family="text">
      <style:text-properties fo:font-weight="bold" officeooo:rsid="103b85c2" style:font-weight-asian="bold" style:font-weight-complex="bold"/>
    </style:style>
    <style:style style:name="T263" style:family="text">
      <style:text-properties fo:font-weight="bold" officeooo:rsid="10b6b930" style:font-weight-asian="bold" style:font-weight-complex="bold"/>
    </style:style>
    <style:style style:name="T264" style:family="text">
      <style:text-properties officeooo:rsid="1035cc54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6" style:family="text">
      <style:text-properties officeooo:rsid="0fed6741"/>
    </style:style>
    <style:style style:name="T277" style:family="text">
      <style:text-properties officeooo:rsid="10a19599"/>
    </style:style>
    <style:style style:name="T278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Strong_20_Emphasis"><text:span text:style-name="T153">Checklist for installing</text:span></text:span><text:span text:style-name="T180">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2"><text:note text:id="ftn1" text:note-class="footnote"><text:note-citation>1</text:note-citation><text:note-body><text:p text:style-name="P44"><text:span text:style-name="T269">This </text:span><text:span text:style-name="Strong_20_Emphasis"><text:span text:style-name="T267"><text:user-field-get text:name="Distro">Debian</text:user-field-get></text:span></text:span><text:span text:style-name="T270"><text:s/></text:span><text:span text:style-name="T274"><text:user-field-get text:name="Version">12</text:user-field-get></text:span><text:span text:style-name="T274"><text:s/></text:span><text:span text:style-name="Strong_20_Emphasis"><text:span text:style-name="T268"><text:user-field-get text:name="Edition">Desktop</text:user-field-get></text:span></text:span><text:span text:style-name="T269"><text:s/>(codename </text:span><text:span text:style-name="T271">bookworm</text:span><text:span text:style-name="T269">) from </text:span><text:span text:style-name="T272">June</text:span><text:span text:style-name="T269"> </text:span><text:span text:style-name="Strong_20_Emphasis"><text:span text:style-name="T275"><text:user-field-get text:name="Releaseyear">2023</text:user-field-get></text:span></text:span><text:span text:style-name="T269"><text:s/>is a so-called LTS version (stands for Long-Term Support) and is supported for 5 years until </text:span><text:span text:style-name="T273">June</text:span><text:span text:style-name="T269"> </text:span><text:span text:style-name="T177">202</text:span><text:span text:style-name="T179">8</text:span><text:span text:style-name="T178">.</text:span></text:p></text:note-body></text:note></text:span><text:span text:style-name="T183"><text:s/></text:span><text:span text:style-name="T183"><text:user-field-get text:name="Edition">Desktop</text:user-field-get></text:span><text:span text:style-name="T184">.</text:span></text:p>
      <text:p text:style-name="P59"><text:span text:style-name="Strong_20_Emphasis"><text:span text:style-name="T101"/></text:span></text:p>
      <text:p text:style-name="P59"><text:span text:style-name="Strong_20_Emphasis"><text:span text:style-name="T238">This is a fillable PDF, no printing required.</text:span></text:span></text:p>
      <text:p text:style-name="P63"><text:span text:style-name="Strong_20_Emphasis"><text:span text:style-name="T146"/></text:span></text:p>
      <text:p text:style-name="P60"><text:span text:style-name="T18">Fill in the </text:span><text:span text:style-name="Strong_20_Emphasis"><text:span text:style-name="T240"><text:s/></text:span></text:span><text:span text:style-name="Strong_20_Emphasis"><text:span text:style-name="T239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53">user</text:span></text:span><text:span text:style-name="T196"><text:tab/><text:tab/></text:span><text:span text:style-name="T195"> <text:tab/><text:tab/><text:tab/> </text:span><text:span text:style-name="T197"><draw:control text:anchor-type="as-char" svg:y="-0.4cm" draw:z-index="14" draw:name="Gebruiker 1" draw:style-name="gr2" draw:text-style-name="P110" svg:width="6.4cm" svg:height="0.6cm" draw:control="control13"><svg:title>Gebruiker</svg:title><svg:desc>Volledige naam, bijv. Jan Stek</svg:desc></draw:control></text:span><text:span text:style-name="T197"><text:s text:c="2"/></text:span><text:span text:style-name="T198">[</text:span><text:span text:style-name="T203">F</text:span><text:span text:style-name="T204">ull </text:span><text:span text:style-name="T190">na</text:span><text:span text:style-name="T191">me,</text:span><text:span text:style-name="T190"> </text:span><text:span text:style-name="T191">e.g.</text:span><text:span text:style-name="T190"> </text:span><text:span text:style-name="T192">J</text:span><text:span text:style-name="T207">oh</text:span><text:span text:style-name="T192">n </text:span><text:span text:style-name="T194">Doe</text:span><text:span text:style-name="T206">]</text:span></text:p>
      <text:p text:style-name="P98"><text:span text:style-name="Definition"><text:span text:style-name="T189">USER</text:span></text:span><text:span text:style-name="Definition"><text:span text:style-name="T252">na</text:span></text:span><text:span text:style-name="Definition"><text:span text:style-name="T254">me</text:span></text:span><text:span text:style-name="T188"><text:tab/><text:tab/><text:tab/> </text:span><text:span text:style-name="T188"><draw:control text:anchor-type="as-char" svg:y="-0.4cm" draw:z-index="15" draw:name="Gberuikersnaam 2" draw:style-name="gr2" draw:text-style-name="P110" svg:width="6.4cm" svg:height="0.6cm" draw:control="control14"><svg:title>Gebruikersnaam</svg:title><svg:desc>Korte naam, bijv. jan</svg:desc></draw:control></text:span><text:span text:style-name="T18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54">j</text:span><text:span text:style-name="T156">oh</text:span><text:span text:style-name="T154">n</text:span><text:span text:style-name="T155">]</text:span></text:p>
      <text:p text:style-name="P65"><text:span text:style-name="Definition"><text:span text:style-name="T252">COMPUTERNA</text:span></text:span><text:span text:style-name="Definition"><text:span text:style-name="T254">me</text:span></text:span><text:span text:style-name="T208"><text:tab/> </text:span><text:span text:style-name="T252"><draw:control text:anchor-type="as-char" svg:y="-0.4cm" draw:z-index="16" draw:name="Computernaam 1" draw:style-name="gr2" draw:text-style-name="P110" svg:width="6.4cm" svg:height="0.6cm" draw:control="control15"><svg:title>Computernaam</svg:title><svg:desc>Unieke naam van de computer</svg:desc></draw:control></text:span><text:span text:style-name="T252"><text:s text:c="2"/></text:span><text:span text:style-name="T211">[</text:span><text:span text:style-name="T215">N</text:span><text:span text:style-name="T209">a</text:span><text:span text:style-name="T212">me of the</text:span><text:span text:style-name="T209"> compute</text:span><text:span text:style-name="T210">r, </text:span><text:span text:style-name="T212">e.g.</text:span><text:span text:style-name="T213"> </text:span><text:span text:style-name="T214">pc02</text:span><text:span text:style-name="T211">]</text:span></text:p>
      <text:p text:style-name="P65"><text:span text:style-name="Definition"><text:span text:style-name="T217">USER</text:span></text:span><text:span text:style-name="T216"><text:tab/><text:tab/></text:span><text:span text:style-name="T195"> <text:tab/><text:tab/><text:tab/> </text:span><text:span text:style-name="T197"><draw:control text:anchor-type="as-char" svg:y="-0.4cm" draw:z-index="17" draw:name="Gebruiker 2" draw:style-name="gr2" draw:text-style-name="P110" svg:width="6.4cm" svg:height="0.6cm" draw:control="control16"><svg:title>Gebruiker</svg:title><svg:desc>Volledige naam, bijv. Jan Stek</svg:desc></draw:control></text:span><text:span text:style-name="T197"><text:s text:c="2"/></text:span><text:span text:style-name="T198">[</text:span><text:span text:style-name="T203">F</text:span><text:span text:style-name="T199">ull </text:span><text:span text:style-name="T200">na</text:span><text:span text:style-name="T201">me</text:span><text:span text:style-name="T200"> possibly </text:span><text:span text:style-name="T205">2</text:span><text:span text:style-name="T230">nd</text:span><text:span text:style-name="T205"> </text:span><text:span text:style-name="T202">user</text:span><text:span text:style-name="T193">]</text:span></text:p>
      <text:p text:style-name="P98"><text:span text:style-name="Definition"><text:span text:style-name="T217">USERN</text:span></text:span><text:span text:style-name="Definition"><text:span text:style-name="T218">a</text:span></text:span><text:span text:style-name="Definition"><text:span text:style-name="T219">me</text:span></text:span><text:span text:style-name="Definition"><text:span text:style-name="T224"><text:tab/><text:tab/><text:tab/> </text:span></text:span><text:span text:style-name="T224"><draw:control text:anchor-type="as-char" svg:y="-0.4cm" draw:z-index="18" draw:name="Gberuikersnaam 1" draw:style-name="gr2" draw:text-style-name="P110" svg:width="6.4cm" svg:height="0.6cm" draw:control="control17"><svg:title>Gebruikersnaam</svg:title><svg:desc>Korte naam, bijv. jan</svg:desc></draw:control></text:span><text:span text:style-name="T224"><text:s text:c="2"/></text:span><text:span text:style-name="T221">[</text:span><text:span text:style-name="T223">U</text:span><text:span text:style-name="T222">ser</text:span><text:span text:style-name="T220"> </text:span><text:span text:style-name="T226">na</text:span><text:span text:style-name="T227">me</text:span><text:span text:style-name="T226"> possibly </text:span><text:span text:style-name="T229">2</text:span><text:span text:style-name="T231">nd</text:span><text:span text:style-name="T229"> </text:span><text:span text:style-name="T228">user</text:span><text:span text:style-name="T225">]</text:span></text:p>
      <text:p text:style-name="P65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7">.</text:span></text:p>
      <text:p text:style-name="P18"/>
      <text:p text:style-name="P18"/>
      <text:p text:style-name="P66"><text:span text:style-name="T165">Not yet on Linux?</text:span><text:span text:style-name="T158"><text:tab/></text:span><text:span text:style-name="Strong_20_Emphasis"><text:span text:style-name="T68"><draw:control text:anchor-type="as-char" draw:z-index="20" draw:name="Vorm 2" draw:style-name="gr1" draw:text-style-name="P109" svg:width="0.35cm" svg:height="0.35cm" draw:control="control19"/></text:span></text:span><text:span text:style-name="T163"><text:tab/></text:span><text:span text:style-name="T164">Use</text:span><text:span text:style-name="T159"> </text:span><text:span text:style-name="Strong_20_Emphasis"><text:span text:style-name="T167">Checklist </text:span></text:span><text:span text:style-name="Strong_20_Emphasis"><text:span text:style-name="T168">transfer</text:span></text:span><text:span text:style-name="T159"> o</text:span><text:span text:style-name="T162">n</text:span><text:span text:style-name="T15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61"><text:span text:style-name="T247">New installation?</text:span><text:span text:style-name="T249"><text:tab/><text:tab/></text:span><text:span text:style-name="Strong_20_Emphasis"><text:span text:style-name="T241"><draw:control text:anchor-type="as-char" draw:z-index="19" draw:name="Vorm 1" draw:style-name="gr1" draw:text-style-name="P109" svg:width="0.35cm" svg:height="0.35cm" draw:control="control18"/></text:span></text:span><text:span text:style-name="T250"><text:tab/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1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6"><text:bookmark-start text:name="__RefNumPara__4083_1271708128"/>Prepar<text:span text:style-name="T259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68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68"><draw:control text:anchor-type="as-char" draw:z-index="9" draw:name="Vorm 5" draw:style-name="gr1" draw:text-style-name="P10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7">Login any additional </text:span></text:span><text:span text:style-name="Definition"><text:span text:style-name="T234">USER</text:span></text:span><text:span text:style-name="User_20_Entry"><text:span text:style-name="T108">s</text:span></text:span><text:span text:style-name="User_20_Entry"><text:span text:style-name="T112">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2" draw:name="Vorm 3" draw:style-name="gr1" draw:text-style-name="P10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100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44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45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2"><text:span text:style-name="User_20_Entry"><text:span text:style-name="T115">sudo</text:span></text:span><text:span text:style-name="User_20_Entry"><text:span text:style-name="T116"> </text:span></text:span><text:span text:style-name="User_20_Entry"><text:span text:style-name="T11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3"><text:span text:style-name="User_20_Entry"><text:span text:style-name="T116">wget karelzimmer.nl/</text:span></text:span><text:span text:style-name="User_20_Entry"><text:span text:style-name="T117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3"><text:span text:style-name="User_20_Entry"><text:span text:style-name="T116">bash </text:span></text:span><text:span text:style-name="User_20_Entry"><text:span text:style-name="T117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3" draw:name="Vorm 4" draw:style-name="gr1" draw:text-style-name="P109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4" draw:name="Vorm 6" draw:style-name="gr1" draw:text-style-name="P109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100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4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9">, </text:span></text:span><text:span text:style-name="Strong_20_Emphasis"><text:span text:style-name="T142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4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5"><text:bookmark-start text:name="__RefNumPara__4009_12717081281"/><text:span text:style-name="Strong_20_Emphasis"><text:span text:style-name="T170">Perform installation</text:span></text:span><text:bookmark-end text:name="__RefNumPara__4009_12717081281"/></text:p>
        </text:list-item>
      </text:list>
      <text:p text:style-name="P81"><text:span text:style-name="Strong_20_Emphasis"><text:span text:style-name="T17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8"><draw:control text:anchor-type="as-char" draw:z-index="3" draw:name="Vorm9" draw:style-name="gr1" draw:text-style-name="P10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6"><text:span text:style-name="T171">Boot the computer from</text:span><text:span text:style-name="T173"><text:note text:id="ftn4" text:note-class="footnote"><text:note-citation>1</text:note-citation><text:note-body><text:p text:style-name="P14"><text:span text:style-name="T113">Boot menu/Setup via one of the </text:span><text:span text:style-name="T114">f</text:span><text:span text:style-name="T113">requently used keys:</text:span> <text:span text:style-name="T258">Esc</text:span>, <text:span text:style-name="T258">Delete</text:span>, <text:span text:style-name="T258">F1</text:span>, <text:span text:style-name="T258">F2</text:span>, <text:span text:style-name="T258">F9</text:span>, <text:span text:style-name="T258">F10</text:span>, <text:span text:style-name="T258">F11</text:span>, <text:span text:style-name="T276">or </text:span><text:span text:style-name="T258">F12</text:span>.</text:p></text:note-body></text:note></text:span><text:span text:style-name="T171"> an 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T148"><text:s/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2">Live</text:span><text:span text:style-name="T98"><text:note text:id="ftn5" text:note-class="footnote"><text:note-citation>2</text:note-citation><text:note-body><text:p text:style-name="P19"><text:span text:style-name="T232">From a Live USB stick you can boot and work with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32">without modifying any files on the hard drive and also allows installation of </text:span><text:span text:style-name="Strong_20_Emphasis"><text:span text:style-name="T176"><text:user-field-get text:name="Distro">Debian</text:user-field-get></text:span></text:span><text:span text:style-name="Strong_20_Emphasis"><text:span text:style-name="T176">.</text:span></text:span></text:p></text:note-body></text:note></text:span><text:span text:style-name="T97"> USB stick</text:span><text:span text:style-name="T99"><text:note text:id="ftn6" text:note-class="footnote"><text:note-citation>3</text:note-citation><text:note-body><text:p text:style-name="P97"><text:span text:style-name="Strong_20_Emphasis"><text:span text:style-name="T104">Create a bootable USB stick:<text:line-break/>Download a CD image file (.iso) from</text:span></text:span><text:span text:style-name="Strong_20_Emphasis"><text:span text:style-name="T103"> </text:span></text:span><text:a xlink:type="simple" xlink:href="https://www.debian.org/" text:style-name="Internet_20_link" text:visited-style-name="Visited_20_Internet_20_Link"><text:span text:style-name="Strong_20_Emphasis"><text:span text:style-name="T235">debian.org</text:span></text:span></text:a><text:span text:style-name="Strong_20_Emphasis"><text:span text:style-name="T103">, </text:span></text:span><text:span text:style-name="Strong_20_Emphasis"><text:span text:style-name="T105">click </text:span></text:span><text:span text:style-name="Strong_20_Emphasis"><text:span text:style-name="T109">Other downloads</text:span></text:span><text:span text:style-name="Strong_20_Emphasis"><text:span text:style-name="T105"> (under Downloads) and then click </text:span></text:span><text:span text:style-name="Strong_20_Emphasis"><text:span text:style-name="T109">Live Gnome</text:span></text:span><text:span text:style-name="Strong_20_Emphasis"><text:span text:style-name="T105"> (under Try </text:span></text:span><text:span text:style-name="Strong_20_Emphasis"><text:span text:style-name="T105"><text:user-field-get text:name="Distro">Debian</text:user-field-get></text:span></text:span><text:span text:style-name="Strong_20_Emphasis"><text:span text:style-name="T105"><text:s/>live before installing).</text:span></text:span><text:span text:style-name="Strong_20_Emphasis"><text:span text:style-name="T104"><text:line-break/></text:span></text:span><text:span text:style-name="Strong_20_Emphasis"><text:span text:style-name="T106">The next steps are described in </text:span></text:span><text:span text:style-name="Strong_20_Emphasis"><text:span text:style-name="T110">Linux informati</text:span></text:span><text:span text:style-name="Strong_20_Emphasis"><text:span text:style-name="T111">on</text:span></text:span><text:span text:style-name="Strong_20_Emphasis"><text:span text:style-name="T10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6">karelzimmer.nl/en</text:span></text:span></text:a><text:span text:style-name="Strong_20_Emphasis"><text:span text:style-name="T106">, under </text:span></text:span><text:span text:style-name="Strong_20_Emphasis"><text:span text:style-name="T110">Linux</text:span></text:span><text:span text:style-name="Strong_20_Emphasis"><text:span text:style-name="T106">.</text:span>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1"><text:span text:style-name="Strong_20_Emphasis"><text:span text:style-name="T68"><draw:control text:anchor-type="as-char" draw:z-index="10" draw:name="Vorm4_ 1" draw:style-name="gr1" draw:text-style-name="P109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8"><text:span text:style-name="Strong_20_Emphasis"><text:span text:style-name="T68"><draw:control text:anchor-type="as-char" draw:z-index="6" draw:name="Vorm13_1" draw:style-name="gr1" draw:text-style-name="P10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8">Activities</text:span></text:span><text:span text:style-name="Strong_20_Emphasis"><text:span text:style-name="T32"> and clicking </text:span></text:span><text:span text:style-name="Strong_20_Emphasis"><text:span text:style-name="T88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6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4">Follow the instructions on the </text:span></text:span><text:span text:style-name="Strong_20_Emphasis"><text:span text:style-name="T135">installation</text:span></text:span><text:span text:style-name="Strong_20_Emphasis"><text:span text:style-name="T136"> screen</text:span></text:span><text:span text:style-name="Strong_20_Emphasis"><text:span text:style-name="T134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3"><text:span text:style-name="Strong_20_Emphasis"><text:span text:style-name="T68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60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2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64">At</text:span> <text:span text:style-name="T260">Regio</text:span><text:span text:style-name="T262">n</text:span> <text:span text:style-name="T264">choose</text:span> <text:span text:style-name="T260">Europ</text:span><text:span text:style-name="T261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><text:span text:style-name="Strong_20_Emphasis"><text:span text:style-name="T102"><draw:control text:anchor-type="as-char" draw:z-index="21" draw:name="Vorm13_ 4" draw:style-name="gr1" draw:text-style-name="P109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8">At</text:span> <text:span text:style-name="T263">Keyboard</text:span>: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/>
          </table:table-cell>
          <table:table-cell table:style-name="_32_._5f_Installatie_5f_uitvoeren.C10" office:value-type="string">
            <text:p text:style-name="P43"><text:span text:style-name="T278">Choose</text:span> <text:span text:style-name="T260">English (US)</text:span> <text:span text:style-name="T278">a</text:span><text:span text:style-name="T277">n</text:span><text:span text:style-name="T278">d</text:span><text:span text:style-name="T277"> </text:span><text:span text:style-name="Strong_20_Emphasis"><text:span text:style-name="T277">English (US, intl., with dead keys)</text:span></text:span><text:span text:style-name="T277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8"><draw:control text:anchor-type="as-char" draw:z-index="4" draw:name="Vorm13" draw:style-name="gr1" draw:text-style-name="P109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90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4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90">What is your name</text:span></text:span><text:span text:style-name="Strong_20_Emphasis"><text:span text:style-name="T89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4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5">What is the na</text:span></text:span><text:span text:style-name="Strong_20_Emphasis"><text:span text:style-name="T94">me of </text:span></text:span><text:span text:style-name="Strong_20_Emphasis"><text:span text:style-name="T96">this</text:span></text:span><text:span text:style-name="Strong_20_Emphasis"><text:span text:style-name="T94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91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8"><text:bookmark-start text:name="__RefNumPara__12966_2272496019"/><text:span text:style-name="Strong_20_Emphasis"><text:span text:style-name="T93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68"><draw:control text:anchor-type="as-char" draw:z-index="5" draw:name="Vorm22" draw:style-name="gr1" draw:text-style-name="P10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5" draw:name="Vorm4" draw:style-name="gr1" draw:text-style-name="P109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101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4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6">The </text:span><text:span text:style-name="T185">Super</text:span><text:span text:style-name="T186"> key is the Windows key, Command key (Apple), or Magnifier key </text:span><text:span text:style-name="T187">(Chromebook)</text:span><text:span text:style-name="T186">.</text:span></text:p></text:note-body></text:note></text:span></text:span><text:span text:style-name="Strong_20_Emphasis"><text:span text:style-name="T139">, </text:span></text:span><text:span text:style-name="Strong_20_Emphasis"><text:span text:style-name="T143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7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2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4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3"><text:span text:style-name="User_20_Entry"><text:span text:style-name="T115">sudo</text:span></text:span><text:span text:style-name="User_20_Entry"><text:span text:style-name="T116"> </text:span></text:span><text:span text:style-name="User_20_Entry"><text:span text:style-name="T11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2"><text:span text:style-name="User_20_Entry"><text:span text:style-name="T116">wget karelzimmer.nl/</text:span></text:span><text:span text:style-name="User_20_Entry"><text:span text:style-name="T117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2"><text:span text:style-name="User_20_Entry"><text:span text:style-name="T116">bash </text:span></text:span><text:span text:style-name="User_20_Entry"><text:span text:style-name="T117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6" draw:name="Vorm 7" draw:style-name="gr1" draw:text-style-name="P109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9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4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9">, </text:span></text:span><text:span text:style-name="Strong_20_Emphasis"><text:span text:style-name="T140">t</text:span></text:span><text:span text:style-name="Strong_20_Emphasis"><text:span text:style-name="T52">ype </text:span></text:span><text:span text:style-name="Strong_20_Emphasis"><text:span text:style-name="T85">menu</text:span></text:span><text:span text:style-name="Strong_20_Emphasis"><text:span text:style-name="T52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0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2">3</text:span></text:span><text:span text:style-name="Strong_20_Emphasis"><text:span text:style-name="T129"> 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7"><text:span text:style-name="Strong_20_Emphasis"><text:span text:style-name="T16">P</text:span></text:span><text:span text:style-name="Strong_20_Emphasis"><text:span text:style-name="T237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0"><text:span text:style-name="Strong_20_Emphasis"><text:span text:style-name="T68"><draw:control text:anchor-type="as-char" draw:z-index="7" draw:name="Vorm36_0" draw:style-name="gr1" draw:text-style-name="P10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68"><draw:control text:anchor-type="as-char" draw:z-index="8" draw:name="Vorm36_ 1" draw:style-name="gr1" draw:text-style-name="P109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32">Login any additional </text:span></text:span><text:span text:style-name="Definition"><text:span text:style-name="T233">USER</text:span></text:span><text:span text:style-name="User_20_Entry"><text:span text:style-name="T133">s </text:span></text:span><text:span text:style-name="User_20_Entry"><text:span text:style-name="T132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9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7" draw:name="Vorm 8" draw:style-name="gr1" draw:text-style-name="P109" svg:width="0.35cm" svg:height="0.35cm" draw:control="control26"/></text:span></text:span></text:p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8" draw:name="Vorm 9" draw:style-name="gr1" draw:text-style-name="P109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4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6">The </text:span><text:span text:style-name="T185">Super</text:span><text:span text:style-name="T186"> key is the Windows key, Command key (Apple), or Magnifier key </text:span><text:span text:style-name="T187">(Chromebook)</text:span><text:span text:style-name="T186">.</text:span></text:p></text:note-body></text:note></text:span></text:span><text:span text:style-name="Strong_20_Emphasis"><text:span text:style-name="T139">, </text:span></text:span><text:span text:style-name="Strong_20_Emphasis"><text:span text:style-name="T141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2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79"><text:span text:style-name="T152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57"/>
      <text:p text:style-name="P67"><text:span text:style-name="Emphasis"><text:span text:style-name="T243">Written</text:span></text:span><text:span text:style-name="Emphasis"><text:span text:style-name="T242"> </text:span></text:span><text:span text:style-name="Emphasis"><text:span text:style-name="T243">by</text:span></text:span><text:span text:style-name="Emphasis"><text:span text:style-name="T24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44">.</text:span></text:span></text:p>
      <text:p text:style-name="P68"><text:span text:style-name="Emphasis"><text:span text:style-name="T245">C</text:span></text:span><text:span text:style-name="Emphasis"><text:span text:style-name="T246">C0</text:span></text:span><text:span text:style-name="Emphasis"><text:span text:style-name="T244"> 1.0 </text:span></text:span><text:span text:style-name="Emphasis"><text:span text:style-name="T265">Universal</text:span></text:span><text:span text:style-name="Emphasis"><text:span text:style-name="T266"> </text:span></text:span><text:span text:style-name="Emphasis"><text:span text:style-name="T26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6"><text:s/></text:span></text:span><text:span text:style-name="Emphasis"><text:span text:style-name="T26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23T20:08:54.297005971">2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20:08:54.167651238</dc:date>
    <meta:keyword>Installatie</meta:keyword>
    <meta:keyword>Checklist</meta:keyword>
    <meta:keyword>Linux</meta:keyword>
    <meta:editing-cycles>6986</meta:editing-cycles>
    <meta:editing-duration>P12DT9H26M26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9" meta:character-count="3438" meta:non-whitespace-character-count="2908"/>
    <meta:user-defined meta:name="Info 1"/>
    <meta:user-defined meta:name="Info 2"/>
    <meta:user-defined meta:name="Info 3"/>
    <meta:user-defined meta:name="Info 4"/>
  </office:meta>
</office:document-meta>
</file>